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1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unaweza Venture Program</text:span>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 text:style-name="P1"><text:span text:style-name="T1">The Tunaweza Venture Program whereby Tunaweza Members can work on sponsored projects and with other Tunweza members worldwide is still under construction. <text:s/>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6.256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4:27:50</dc:date>
    <meta:editing-duration>PT30M19S</meta:editing-duration>
    <meta:editing-cycles>5</meta:editing-cycles>
    <meta:generator>LibreOffice/3.5$Linux_X86_64 LibreOffice_project/350m1$Build-2</meta:generator>
    <meta:document-statistic meta:object-count="28"/>
  </office:meta>
</office:document-meta>
</file>